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09H43M00S" calcext:value-type="time">
            <text:p>09:4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table:number-columns-repeated="5"/>
          <table:table-cell table:style-name="ce12" table:formula="of:=[.F24]-[.E2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table:number-columns-repeated="5"/>
          <table:table-cell table:style-name="ce12" table:formula="of:=[.F25]-[.E2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table:number-columns-repeated="5"/>
          <table:table-cell table:style-name="ce12" table:formula="of:=[.F28]-[.E2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table:number-columns-repeated="5"/>
          <table:table-cell table:style-name="ce12" table:formula="of:=[.F30]-[.E3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table:number-columns-repeated="5"/>
          <table:table-cell table:style-name="ce12" table:formula="of:=[.F32]-[.E3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table:number-columns-repeated="5"/>
          <table:table-cell table:style-name="ce12" table:formula="of:=[.F33]-[.E3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table:number-columns-repeated="5"/>
          <table:table-cell table:style-name="ce12" table:formula="of:=[.F34]-[.E3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3]-[.E4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2-10T16:53:18.618878807</dc:date>
    <meta:editing-duration>P6DT1H11M41S</meta:editing-duration>
    <meta:editing-cycles>532</meta:editing-cycles>
    <meta:document-statistic meta:table-count="1" meta:cell-count="118" meta:object-count="0"/>
  </office:meta>
</office:document-meta>
</file>